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7E3B9156.png" manifest:media-type="image/png"/>
  <manifest:file-entry manifest:full-path="Pictures/10000000000002D0000005000B46114D.png" manifest:media-type="image/png"/>
  <manifest:file-entry manifest:full-path="Pictures/10000000000002D000000500F32E287E.png" manifest:media-type="image/png"/>
  <manifest:file-entry manifest:full-path="Pictures/10000000000002D0000005006006A9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382in" svg:y="0.5256in" svg:width="2.5138in" svg:height="3.9945in" draw:z-index="0"><draw:image xlink:href="Pictures/10000000000002D0000005006006A9EB.png" xlink:type="simple" xlink:show="embed" xlink:actuate="onLoad"/></draw:frame><draw:frame draw:style-name="fr1" draw:name="Image2" text:anchor-type="paragraph" svg:x="0.272in" svg:y="4.7445in" svg:width="2.4827in" svg:height="4.011in" draw:z-index="1"><draw:image xlink:href="Pictures/10000000000002D000000500F32E287E.png" xlink:type="simple" xlink:show="embed" xlink:actuate="onLoad"/></draw:frame><draw:frame draw:style-name="fr1" draw:name="Image3" text:anchor-type="paragraph" svg:x="4.0492in" svg:y="0.4736in" svg:width="2.4563in" svg:height="3.9783in" draw:z-index="2"><draw:image xlink:href="Pictures/10000000000002D0000005000B46114D.png" xlink:type="simple" xlink:show="embed" xlink:actuate="onLoad"/></draw:frame><draw:frame draw:style-name="fr1" draw:name="Image4" text:anchor-type="paragraph" svg:x="3.978in" svg:y="4.7862in" svg:width="2.5071in" svg:height="3.9839in" draw:z-index="3"><draw:image xlink:href="Pictures/10000000000002D0000005007E3B91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2:24:32.585452466</meta:creation-date>
    <dc:date>2015-05-06T22:41:44.655424004</dc:date>
    <meta:editing-duration>PT2M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